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! Alleluja</text:span><text:span text:style-name="T1"><text:line-break/></text:span><text:span text:style-name="T1">Zakrólował wszechmocny</text:span><text:span text:style-name="T1"><text:line-break/></text:span><text:span text:style-name="T1">nasz Bóg</text:span><text:span text:style-name="T1"><text:line-break/></text:span><text:span text:style-name="T1">/ 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! Święty, Święty</text:span><text:span text:style-name="T1"><text:line-break/></text:span><text:span text:style-name="T1">Jesteś Panem Wszechmocny</text:span><text:span text:style-name="T1"><text:line-break/></text:span><text:span text:style-name="T1">Baranek godzien jest,</text:span><text:span text:style-name="T1"><text:line-break/></text:span><text:span text:style-name="T1">Baranek godzien j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 Święty, Święty</text:span><text:span text:style-name="T1"><text:line-break/></text:span><text:span text:style-name="T1">Jesteś Panem, Wszechmocny</text:span><text:span text:style-name="T1"><text:line-break/></text:span><text:span text:style-name="T1">Baranek godzien jest,</text:span><text:span text:style-name="T1"><text:line-break/></text:span><text:span text:style-name="T1">Baranek godzien Jest</text:span><text:span text:style-name="T1"><text:line-break/></text:span><text:span text:style-name="T1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4-06-16T21:30:05.66</dc:date>
    <dc:language>pl-PL</dc:language>
    <meta:editing-cycles>16</meta:editing-cycles>
    <meta:editing-duration>PT18M20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